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Request Date</text:p>
          </table:table-cell>
          <table:table-cell table:style-name="ce3" table:number-columns-repeated="2"/>
          <table:table-cell table:style-name="ce1" table:number-columns-repeated="3"/>
        </table:table-row>
        <table:table-row table:style-name="ro1">
          <table:table-cell office:value-type="string" calcext:value-type="string">
            <text:p>AC-DC Power Supply</text:p>
          </table:table-cell>
          <table:table-cell office:value-type="float" office:value="1" calcext:value-type="float">
            <text:p>1</text:p>
          </table:table-cell>
          <table:table-cell office:value-type="float" office:value="69.97" calcext:value-type="float">
            <text:p>69.97</text:p>
          </table:table-cell>
          <table:table-cell table:formula="of:=[.B2]*[.C2]" office:value-type="float" office:value="69.97" calcext:value-type="float">
            <text:p>69.97</text:p>
          </table:table-cell>
          <table:table-cell office:value-type="string" calcext:value-type="string">
            <text:p><text:a xlink:href="https://www.amazon.com/Switching-Regulated-Temperature-Protection-Alligator/dp/B07JQXQ8S5/ref=cm_cr_arp_d_product_top?ie=UTF8#detail-bullets" xlink:type="simple">https://www.amazon.com/Switching-Regulated-Temperature-Protection-Alligator/dp/B07JQXQ8S5/ref=cm_cr_arp_d_product_top?ie=UTF8#detail-bullets</text:a></text:p>
          </table:table-cell>
          <table:table-cell office:value-type="string" calcext:value-type="string">
            <text:p>Amazon</text:p>
          </table:table-cell>
          <table:table-cell office:value-type="date" office:date-value="2019-10-18" calcext:value-type="date">
            <text:p>10/18/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ck Voltage Regulator2</text:p>
          </table:table-cell>
          <table:table-cell office:value-type="float" office:value="2" calcext:value-type="float">
            <text:p>2</text:p>
          </table:table-cell>
          <table:table-cell office:value-type="float" office:value="2.77" calcext:value-type="float">
            <text:p>2.77</text:p>
          </table:table-cell>
          <table:table-cell table:formula="of:=[.B3]*[.C3]" office:value-type="float" office:value="5.54" calcext:value-type="float">
            <text:p>5.54</text:p>
          </table:table-cell>
          <table:table-cell office:value-type="string" calcext:value-type="string">
            <text:p>https://www.digikey.com/product-detail/en/texas-instruments/LM2576T-12-NOPB/LM2576T-12-NOPB-ND/149008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ear Regulator</text:p>
          </table:table-cell>
          <table:table-cell office:value-type="float" office:value="2" calcext:value-type="float">
            <text:p>2</text:p>
          </table:table-cell>
          <table:table-cell office:value-type="float" office:value="3.58" calcext:value-type="float">
            <text:p>3.58</text:p>
          </table:table-cell>
          <table:table-cell table:formula="of:=[.B4]*[.C4]" office:value-type="float" office:value="7.16" calcext:value-type="float">
            <text:p>7.16</text:p>
          </table:table-cell>
          <table:table-cell office:value-type="string" calcext:value-type="string">
            <text:p><text:a xlink:href="https://www.digikey.com/product-detail/en/microchip-technology/MIC29300-12WT/576-1118-ND/771587" xlink:type="simple">https://www.digikey.com/product-detail/en/microchip-technology/MIC29300-12WT/576-1118-ND/771587</text:a>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B Micro hub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4.95</text:p>
          </table:table-cell>
          <table:table-cell table:formula="of:=[.B5]*[.C5]" office:value-type="float" office:value="4.95" calcext:value-type="float">
            <text:p>4.95</text:p>
          </table:table-cell>
          <table:table-cell office:value-type="string" calcext:value-type="string">
            <text:p>https://www.digikey.com/product-detail/en/adafruit-industries-llc/2991/1528-1609-ND/5878299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ensy 3.2</text:p>
          </table:table-cell>
          <table:table-cell office:value-type="float" office:value="2" calcext:value-type="float">
            <text:p>2</text:p>
          </table:table-cell>
          <table:table-cell office:value-type="float" office:value="22.5" calcext:value-type="float">
            <text:p>22.5</text:p>
          </table:table-cell>
          <table:table-cell table:formula="of:=[.B6]*[.C6]" office:value-type="float" office:value="45" calcext:value-type="float">
            <text:p>45</text:p>
          </table:table-cell>
          <table:table-cell office:value-type="string" calcext:value-type="string">
            <text:p><text:a xlink:href="https://www.digikey.com/product-detail/en/sparkfun-electronics/DEV-13736/1568-1231-ND/5721426" xlink:type="simple">https://www.digikey.com/product-detail/en/sparkfun-electronics/DEV-13736/1568-1231-ND/5721426</text:a>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Tranceiver</text:p>
          </table:table-cell>
          <table:table-cell office:value-type="float" office:value="4" calcext:value-type="float">
            <text:p>4</text:p>
          </table:table-cell>
          <table:table-cell office:value-type="float" office:value="0.96" calcext:value-type="float">
            <text:p>0.96</text:p>
          </table:table-cell>
          <table:table-cell table:formula="of:=[.B7]*[.C7]" office:value-type="float" office:value="3.84" calcext:value-type="float">
            <text:p>3.84</text:p>
          </table:table-cell>
          <table:table-cell office:value-type="string" calcext:value-type="string">
            <text:p><text:a xlink:href="https://www.digikey.com/product-detail/en/microchip-technology/MCP2562-E-P/MCP2562-E-P-ND/4079966?utm_adgroup=Integrated%20Circuits&amp;slid=&amp;gclid=EAIaIQobChMIt8-KzNCm5QIVBeXICh3x3gJ9EAAYASAAEgKZIPD_BwE" xlink:type="simple">https://www.digikey.com/product-detail/en/microchip-technology/MCP2562-E-P/MCP2562-E-P-ND/4079966?utm_adgroup=Integrated%20Circuits&amp;slid=&amp;gclid=EAIaIQobChMIt8-KzNCm5QIVBeXICh3x3gJ9EAAYASAAEgKZIPD_BwE</text:a></text:p>
          </table:table-cell>
          <table:table-cell office:value-type="string" calcext:value-type="string">
            <text:p>Digikey</text:p>
          </table:table-cell>
          <table:table-cell office:value-type="date" office:date-value="2019-10-18" calcext:value-type="date">
            <text:p>10/18/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f Board Kit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13.99</text:p>
          </table:table-cell>
          <table:table-cell table:formula="of:=[.B8]*[.C8]" office:value-type="float" office:value="13.99" calcext:value-type="float">
            <text:p>13.99</text:p>
          </table:table-cell>
          <table:table-cell office:value-type="string" calcext:value-type="string">
            <text:p>https://www.amazon.com/Miuzei-Including-Prototype-Connector-Terminal/dp/B07PS4VCDD/ref=sxbs_sxwds-stvp?crid=XWLKEZAFCETA&amp;keywords=perfboard+prototyping+board&amp;pd_rd_i=B07PS4VCDD&amp;pd_rd_r=6c2e6307-f847-47e4-9e4b-cdb665a406e5&amp;pd_rd_w=HrCrJ&amp;pd_rd_wg=Hb2zT&amp;pf_rd_p=a6d018ad-f20b-46c9-8920-433972c7d9b7&amp;pf_rd_r=VKJ2X8HSSNEXH3RYZ9CR&amp;qid=1571586941&amp;sprefix=perfboard%2Caps%2C166</text:p>
          </table:table-cell>
          <table:table-cell office:value-type="string" calcext:value-type="string">
            <text:p>Amazon</text:p>
          </table:table-cell>
          <table:table-cell office:value-type="date" office:date-value="2019-10-18" calcext:value-type="date">
            <text:p>10/18/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mper Wires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13.99</text:p>
          </table:table-cell>
          <table:table-cell table:formula="of:=[.B9]*[.C9]" office:value-type="float" office:value="13.99" calcext:value-type="float">
            <text:p>13.99</text:p>
          </table:table-cell>
          <table:table-cell office:value-type="string" calcext:value-type="string">
            <text:p><text:a xlink:href="https://www.amazon.com/TUOFENG-Wire-Solid-different-colored-spools/dp/B07G2JWYDW/ref=sr_1_27?keywords=jumper%2Bwires&amp;qid=1571587344&amp;s=industrial&amp;sr=1-27&amp;th=1" xlink:type="simple">https://www.amazon.com/TUOFENG-Wire-Solid-different-colored-spools/dp/B07G2JWYDW/ref=sr_1_27?keywords=jumper%2Bwires&amp;qid=1571587344&amp;s=industrial&amp;sr=1-27&amp;th=1</text:a></text:p>
          </table:table-cell>
          <table:table-cell office:value-type="string" calcext:value-type="string">
            <text:p>Amazon</text:p>
          </table:table-cell>
          <table:table-cell office:value-type="date" office:date-value="2019-10-28" calcext:value-type="date">
            <text:p>10/28/1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0">00/00/0000</text:date>, <text:time style:data-style-name="N2" text:time-value="11:07:04.794369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7:28:33.516170684</meta:creation-date>
    <dc:date>2019-10-20T12:08:52.061372576</dc:date>
    <meta:editing-duration>PT42M56S</meta:editing-duration>
    <meta:editing-cycles>5</meta:editing-cycles>
    <meta:generator>LibreOffice/5.1.6.2$Linux_X86_64 LibreOffice_project/10m0$Build-2</meta:generator>
    <meta:document-statistic meta:table-count="1" meta:cell-count="63" meta:object-count="0"/>
  </office:meta>
</office:document-meta>
</file>